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2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5" style:family="graphic" style:parent-style-name="standard">
      <style:graphic-properties svg:stroke-color="#000000" draw:fill-color="#666666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17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23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25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34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Garamond" style:font-family-generic="roman" style:font-pitch="variable" fo:font-size="8pt" style:font-size-asian="8pt" style:font-size-complex="8pt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8.2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67cm" svg:height="0.348cm" svg:x="9.156cm" svg:y="11.43cm">
            <draw:text-box>
              <text:p text:style-name="P5"><text:span text:style-name="T3">conf</text:span></text:p>
            </draw:text-box>
          </draw:frame>
          <draw:custom-shape draw:style-name="gr8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8.077cm" svg:y="10.817cm" svg:viewBox="0 0 246 670" draw:points="131,670 0,670 0,0 246,0">
            <text:p/>
          </draw:polyline>
          <draw:rect draw:style-name="gr4" draw:text-style-name="P3" draw:layer="layout" svg:width="0.194cm" svg:height="2.851cm" svg:x="8.133cm" svg:y="11.408cm">
            <text:p/>
          </draw:rect>
          <draw:frame draw:style-name="gr9" draw:text-style-name="P2" draw:layer="layout" svg:width="3.185cm" svg:height="0.429cm" svg:x="8.2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7" draw:layer="layout" svg:width="0.874cm" svg:height="0.348cm" svg:x="9.156cm" svg:y="11.674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2.22cm" svg:height="0.348cm" svg:x="9.157cm" svg:y="12.596cm">
            <draw:text-box>
              <text:p text:style-name="P5"><text:span text:style-name="T3">commandLineConsole</text:span></text:p>
            </draw:text-box>
          </draw:frame>
          <draw:custom-shape draw:style-name="gr8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1" draw:text-style-name="P7" draw:layer="layout" svg:width="2.368cm" svg:height="0.348cm" svg:x="8.984cm" svg:y="13.103cm">
              <draw:text-box>
                <text:p text:style-name="P5"><text:span text:style-name="T3">singleThreadedRunners</text:span></text:p>
              </draw:text-box>
            </draw:frame>
            <draw:line draw:style-name="gr12" draw:text-style-name="P3" draw:layer="layout" svg:x1="11.714cm" svg:y1="13.278cm" svg:x2="12.164cm" svg:y2="13.278cm">
              <text:p/>
            </draw:line>
            <draw:custom-shape draw:style-name="gr8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3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4" draw:text-style-name="P8" draw:layer="layout" svg:width="0.318cm" svg:height="0.259cm" svg:x="12.082cm" svg:y="12.73cm">
                <draw:text-box>
                  <text:p text:style-name="P1"><text:span text:style-name="T4">List</text:span></text:p>
                </draw:text-box>
              </draw:frame>
              <draw:circle draw:style-name="gr15" draw:text-style-name="P3" draw:layer="layout" svg:width="0.103cm" svg:height="0.103cm" svg:x="12.18cm" svg:y="13.071cm">
                <text:p/>
              </draw:circle>
              <draw:circle draw:style-name="gr15" draw:text-style-name="P3" draw:layer="layout" svg:width="0.103cm" svg:height="0.103cm" svg:x="12.181cm" svg:y="13.372cm">
                <text:p/>
              </draw:circle>
              <draw:circle draw:style-name="gr15" draw:text-style-name="P3" draw:layer="layout" svg:width="0.103cm" svg:height="0.103cm" svg:x="12.182cm" svg:y="13.518cm">
                <text:p/>
              </draw:circle>
            </draw:g>
          </draw:g>
          <draw:frame draw:style-name="gr16" draw:text-style-name="P6" draw:layer="layout" svg:width="0.731cm" svg:height="0.348cm" svg:x="11.202cm" svg:y="11.61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811cm" svg:height="0.348cm" svg:x="11.161cm" svg:y="13.99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1.272cm" svg:height="0.348cm" svg:x="10.703cm" svg:y="11.373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1.276cm" svg:height="0.348cm" svg:x="9.156cm" svg:y="11.874cm">
            <draw:text-box>
              <text:p text:style-name="P5"><text:span text:style-name="T3">threadCount</text:span></text:p>
            </draw:text-box>
          </draw:frame>
          <draw:custom-shape draw:style-name="gr8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731cm" svg:height="0.348cm" svg:x="11.162cm" svg:y="12.292cm">
            <draw:text-box>
              <text:p text:style-name="P5"><text:span text:style-name="T3">barrier</text:span></text:p>
            </draw:text-box>
          </draw:frame>
          <draw:custom-shape draw:style-name="gr8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6" draw:layer="layout" svg:width="0.993cm" svg:height="0.348cm" svg:x="8.744cm" svg:y="13.985cm">
            <draw:text-box>
              <text:p text:style-name="P5"><text:span text:style-name="T3">exitGuard</text:span></text:p>
            </draw:text-box>
          </draw:frame>
          <draw:custom-shape draw:style-name="gr8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7" draw:text-style-name="P3" draw:layer="layout" svg:x1="7.137cm" svg:y1="13.054cm" svg:x2="8.727cm" svg:y2="13.055cm">
            <text:p/>
          </draw:line>
          <draw:frame draw:style-name="gr18" draw:text-style-name="P9" draw:layer="layout" svg:width="0.59cm" svg:height="0.323cm" svg:x="7.416cm" svg:y="12.862cm">
            <draw:text-box>
              <text:p><text:span text:style-name="T5">run</text:span><text:span text:style-name="T6">()</text:span></text:p>
            </draw:text-box>
          </draw:frame>
        </draw:g>
        <draw:path draw:style-name="gr12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19" draw:text-style-name="P4" draw:layer="layout" svg:width="1.928cm" svg:height="0.429cm" svg:x="13.513cm" svg:y="11.53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0" draw:text-style-name="P4" draw:layer="layout" svg:width="3.27cm" svg:height="0.429cm" svg:x="1.917cm" svg:y="11.565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1" draw:text-style-name="P7" draw:layer="layout" svg:width="2.216cm" svg:height="0.348cm" svg:x="2.125cm" svg:y="12.927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2" draw:text-style-name="P4" draw:layer="layout" svg:width="3.346cm" svg:height="0.429cm" svg:x="16.52cm" svg:y="13.755cm">
            <draw:text-box>
              <text:p text:style-name="P1"><text:span text:style-name="T2">SingleThreadedRunner</text:span></text:p>
            </draw:text-box>
          </draw:frame>
          <draw:custom-shape draw:style-name="gr23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878cm" svg:y="17.332cm" svg:viewBox="0 0 246 670" draw:points="131,670 0,670 0,0 246,0">
            <text:p/>
          </draw:polyline>
          <draw:rect draw:style-name="gr4" draw:text-style-name="P3" draw:layer="layout" svg:width="0.194cm" svg:height="2.019cm" svg:x="16.934cm" svg:y="17.923cm">
            <text:p/>
          </draw:rect>
          <draw:frame draw:style-name="gr24" draw:text-style-name="P10" draw:layer="layout" svg:width="3.503cm" svg:height="0.429cm" svg:x="17.035cm" svg:y="17.435cm">
            <draw:text-box>
              <text:p text:style-name="P5"><text:span text:style-name="T7">SamplerImpl</text:span></text:p>
            </draw:text-box>
          </draw:frame>
          <draw:frame draw:style-name="gr19" draw:text-style-name="P2" draw:layer="layout" svg:width="1.928cm" svg:height="0.429cm" svg:x="17.035cm" svg:y="17.109cm">
            <draw:text-box>
              <text:p text:style-name="P1"><text:span text:style-name="T1">Sampler</text:span></text:p>
            </draw:text-box>
          </draw:frame>
        </draw:g>
        <draw:g>
          <draw:frame draw:style-name="gr22" draw:text-style-name="P4" draw:layer="layout" svg:width="3.346cm" svg:height="0.429cm" svg:x="16.507cm" svg:y="15.32cm">
            <draw:text-box>
              <text:p text:style-name="P1"><text:span text:style-name="T2">SingleThreadedRunner</text:span></text:p>
            </draw:text-box>
          </draw:frame>
          <draw:custom-shape draw:style-name="gr23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2" draw:text-style-name="P3" draw:layer="layout" svg:width="4.227cm" svg:height="0.954cm" svg:x="12.264cm" svg:y="13.433cm" svg:viewBox="0 0 4228 955" svg:d="M0 8c592-114 3263 1083 4228 935">
          <text:p/>
        </draw:path>
        <draw:path draw:style-name="gr12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19" draw:text-style-name="P2" draw:layer="layout" svg:width="1.928cm" svg:height="0.429cm" svg:x="22.222cm" svg:y="11.71cm">
            <draw:text-box>
              <text:p text:style-name="P1"><text:span text:style-name="T1">Operation</text:span></text:p>
            </draw:text-box>
          </draw:frame>
          <draw:custom-shape draw:style-name="gr25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011cm" svg:y="11.933cm" svg:viewBox="0 0 246 670" draw:points="131,670 0,670 0,0 246,0">
            <text:p/>
          </draw:polyline>
          <draw:rect draw:style-name="gr4" draw:text-style-name="P3" draw:layer="layout" svg:width="0.194cm" svg:height="0.999cm" svg:x="22.067cm" svg:y="12.583cm">
            <text:p/>
          </draw:rect>
        </draw:g>
        <draw:path draw:style-name="gr12" draw:text-style-name="P3" draw:layer="layout" svg:width="3.316cm" svg:height="0.339cm" svg:x="4.825cm" svg:y="13.125cm" svg:viewBox="0 0 3317 340" svg:d="M0 0c273 0 2427 589 3317 216">
          <text:p/>
        </draw:path>
        <draw:path draw:style-name="gr12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11" draw:layer="layout" svg:width="3.211cm" svg:height="0.429cm" svg:x="27.112cm" svg:y="11.179cm">
            <draw:text-box>
              <text:p text:style-name="P1"><text:span text:style-name="T8">JmsResourceManager</text:span></text:p>
            </draw:text-box>
          </draw:frame>
          <draw:frame draw:style-name="gr27" draw:text-style-name="P6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8" draw:text-style-name="P11" draw:layer="layout" svg:width="2.195cm" svg:height="0.429cm" svg:x="31.046cm" svg:y="10.909cm">
            <draw:text-box>
              <text:p text:style-name="P1"><text:span text:style-name="T8">EndpointPolicy</text:span></text:p>
            </draw:text-box>
          </draw:frame>
          <draw:custom-shape draw:style-name="gr25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2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4.692cm" svg:y="2.571cm" svg:viewBox="0 0 246 670" draw:points="131,670 0,670 0,0 246,0">
            <text:p/>
          </draw:polyline>
          <draw:rect draw:style-name="gr4" draw:text-style-name="P3" draw:layer="layout" svg:width="0.184cm" svg:height="1.922cm" svg:x="4.738cm" svg:y="3.203cm">
            <text:p/>
          </draw:rect>
          <draw:frame draw:style-name="gr29" draw:text-style-name="P11" draw:layer="layout" svg:width="2.665cm" svg:height="0.429cm" svg:x="4.882cm" svg:y="2.65cm">
            <draw:text-box>
              <text:p text:style-name="P1"><text:span text:style-name="T8">ConfigurationImpl</text:span></text:p>
            </draw:text-box>
          </draw:frame>
          <draw:frame draw:style-name="gr30" draw:text-style-name="P2" draw:layer="layout" svg:width="1.962cm" svg:height="0.429cm" svg:x="4.903cm" svg:y="2.348cm">
            <draw:text-box>
              <text:p text:style-name="P1"><text:span text:style-name="T1">Configuration</text:span></text:p>
            </draw:text-box>
          </draw:frame>
          <draw:frame draw:style-name="gr31" draw:text-style-name="P6" draw:layer="layout" svg:width="1.357cm" svg:height="0.327cm" svg:x="5.385cm" svg:y="3.831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6" draw:layer="layout" svg:width="1.674cm" svg:height="0.327cm" svg:x="5.068cm" svg:y="4.032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6" draw:layer="layout" svg:width="0.705cm" svg:height="0.327cm" svg:x="6.037cm" svg:y="4.673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2" draw:text-style-name="P3" draw:layer="layout" svg:width="6.572cm" svg:height="1.551cm" svg:x="7.198cm" svg:y="2.448cm" svg:viewBox="0 0 6573 1552" svg:d="M0 1552c1459-51 5489-1637 6573-1548">
          <text:p/>
        </draw:path>
        <draw:path draw:style-name="gr12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2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34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1" draw:layer="layout" svg:width="2.652cm" svg:height="0.429cm" svg:x="13.944cm" svg:y="1.706cm">
            <draw:text-box>
              <text:p text:style-name="P1"><text:span text:style-name="T8">SendLoadStrategy</text:span></text:p>
            </draw:text-box>
          </draw:frame>
          <draw:frame draw:style-name="gr19" draw:text-style-name="P2" draw:layer="layout" svg:width="1.928cm" svg:height="0.429cm" svg:x="13.944cm" svg:y="1.379cm">
            <draw:text-box>
              <text:p text:style-name="P1"><text:span text:style-name="T1">LoadStrategy</text:span></text:p>
            </draw:text-box>
          </draw:frame>
          <draw:frame draw:style-name="gr19" draw:text-style-name="P2" draw:layer="layout" svg:width="1.928cm" svg:height="0.429cm" svg:x="13.944cm" svg:y="1.38cm">
            <draw:text-box>
              <text:p text:style-name="P1"><text:span text:style-name="T1">LoadStrategy</text:span></text:p>
            </draw:text-box>
          </draw:frame>
          <draw:frame draw:style-name="gr36" draw:text-style-name="P11" draw:layer="layout" svg:width="2.474cm" svg:height="0.429cm" svg:x="14.077cm" svg:y="2.197cm">
            <draw:text-box>
              <text:p text:style-name="P1"><text:span text:style-name="T8">JmsLoadStrategy</text:span></text:p>
            </draw:text-box>
          </draw:frame>
          <draw:rect draw:style-name="gr4" draw:text-style-name="P3" draw:layer="layout" svg:width="0.184cm" svg:height="1.922cm" svg:x="13.779cm" svg:y="2.234cm">
            <text:p/>
          </draw:rect>
          <draw:frame draw:style-name="gr27" draw:text-style-name="P6" draw:layer="layout" svg:width="1.561cm" svg:height="0.327cm" svg:x="14.034cm" svg:y="3.683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2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37" draw:text-style-name="P11" draw:layer="layout" svg:width="2.517cm" svg:height="0.429cm" svg:x="26.344cm" svg:y="8.112cm">
            <draw:text-box>
              <text:p text:style-name="P1"><text:span text:style-name="T8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38" draw:text-style-name="P6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2" draw:text-style-name="P3" draw:layer="layout" svg:width="0.519cm" svg:height="1.321cm" svg:x="26.598cm" svg:y="10.402cm" svg:viewBox="0 0 520 1322" svg:d="M520 0c-611 24-769 1286-4 1322">
          <text:p/>
        </draw:path>
        <draw:path draw:style-name="gr12" draw:text-style-name="P3" draw:layer="layout" svg:width="3.574cm" svg:height="0.249cm" svg:x="5.084cm" svg:y="12.516cm" svg:viewBox="0 0 3575 250" svg:d="M3575 250c-301-71-2699-488-3575-57">
          <text:p/>
        </draw:path>
        <draw:path draw:style-name="gr12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22" draw:text-style-name="P4" draw:layer="layout" svg:width="3.346cm" svg:height="0.429cm" svg:x="16.521cm" svg:y="11.22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7" draw:layer="layout" svg:width="3.308cm" svg:height="0.348cm" svg:x="17.146cm" svg:y="11.741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7" draw:layer="layout" svg:width="0.781cm" svg:height="0.348cm" svg:x="17.144cm" svg:y="12.047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0.874cm" svg:height="0.348cm" svg:x="18.223cm" svg:y="12.1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2" draw:text-style-name="P3" draw:layer="layout" svg:width="1.371cm" svg:height="5.787cm" svg:x="19.358cm" svg:y="12.278cm" svg:viewBox="0 0 1372 5788" svg:d="M186 0c1551 273 1674 5805-186 5788">
          <text:p/>
        </draw:path>
        <draw:path draw:style-name="gr12" draw:text-style-name="P3" draw:layer="layout" svg:width="4.435cm" svg:height="4.006cm" svg:x="12.465cm" svg:y="14.158cm" svg:viewBox="0 0 4436 4007" svg:d="M0 0c1048 0 1147 3877 4436 4007">
          <text:p/>
        </draw:path>
        <draw:path draw:style-name="gr12" draw:text-style-name="P3" draw:layer="layout" svg:width="1.391cm" svg:height="7.583cm" svg:x="12.422cm" svg:y="3.949cm" svg:viewBox="0 0 1392 7584" svg:d="M0 7582c1665 129-30-7438 1392-7582">
          <text:p/>
        </draw:path>
        <draw:path draw:style-name="gr12" draw:text-style-name="P3" draw:layer="layout" svg:width="1.694cm" svg:height="0.244cm" svg:x="14.963cm" svg:y="11.918cm" svg:viewBox="0 0 1695 245" svg:d="M1695 1c-690-14-1112 230-1695 244">
          <text:p/>
        </draw:path>
        <draw:path draw:style-name="gr12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2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12" draw:layer="layout" svg:width="1.59cm" svg:height="0.429cm" svg:x="13.809cm" svg:y="19.871cm">
            <draw:text-box>
              <text:p text:style-name="P5"><text:span text:style-name="T7">ExitGuard</text:span></text:p>
            </draw:text-box>
          </draw:frame>
        </draw:g>
        <draw:path draw:style-name="gr12" draw:text-style-name="P3" draw:layer="layout" svg:width="3.653cm" svg:height="6.271cm" svg:x="10.237cm" svg:y="14.141cm" svg:viewBox="0 0 3654 6272" svg:d="M0 0c1308-62 1516 6354 3654 627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5-06-04T23:48:03</dc:date>
    <dc:creator>Ovidiu Feodorov</dc:creator>
    <meta:editing-duration>PT10H57M9S</meta:editing-duration>
    <meta:editing-cycles>39</meta:editing-cycles>
    <meta:generator>OpenOffice/4.1.0$Unix OpenOffice.org_project/410m18$Build-9764</meta:generator>
    <meta:document-statistic meta:object-count="141"/>
  </office:meta>
</office:document-meta>
</file>